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cc6633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969cm" svg:height="1.778cm" svg:x="1.635cm" svg:y="9.301cm">
          <text:p text:style-name="P1">NORMAL_ST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1.778cm" svg:x="11.014cm" svg:y="18.472cm">
          <text:p text:style-name="P1">LAND_ST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1.778cm" svg:x="20.304cm" svg:y="9.274cm">
          <text:p text:style-name="P1">HOVER_ST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239cm" svg:height="2.286cm" svg:x="10.252cm" svg:y="9.047cm">
          <text:p text:style-name="P1">CHANGE_HOVER_S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239cm" svg:height="2.286cm" svg:x="10.279cm" svg:y="13.592cm">
          <text:p text:style-name="P1">LAND_SI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12cm" svg:height="1.778cm" svg:x="16.586cm" svg:y="2.786cm">
          <text:p text:style-name="P1">PRE_HOVER_ST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1.778cm" svg:x="4.367cm" svg:y="2.786cm">
          <text:p text:style-name="P1">PRE_NORMAL_STAT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4cm" svg:y1="15.878cm" svg:x2="13.954cm" svg:y2="18.418cm">
          <text:p/>
        </draw:line>
        <draw:line draw:style-name="gr3" draw:text-style-name="P1" draw:layer="layout" svg:x1="20.304cm" svg:y1="11.052cm" svg:x2="17.51cm" svg:y2="14.735cm">
          <text:p/>
        </draw:line>
        <draw:line draw:style-name="gr3" draw:text-style-name="P1" xml:id="id4" draw:id="id4" draw:layer="layout" svg:x1="5.953cm" svg:y1="4.556cm" svg:x2="5.953cm" svg:y2="9.255cm">
          <text:p/>
        </draw:line>
        <draw:connector draw:style-name="gr3" draw:text-style-name="P1" draw:layer="layout" draw:type="curve" svg:x1="7.604cm" svg:y1="10.19cm" svg:x2="10.252cm" svg:y2="10.19cm" draw:start-shape="id1" draw:start-glue-point="1" draw:end-shape="id2" draw:end-glue-point="6" svg:d="m7604 10190h2648" svg:viewBox="0 0 2649 1">
          <text:p/>
        </draw:connector>
        <draw:connector draw:style-name="gr3" draw:text-style-name="P1" draw:layer="layout" draw:type="curve" svg:x1="10.252cm" svg:y1="10.19cm" svg:x2="21.193cm" svg:y2="4.556cm" draw:start-shape="id2" draw:start-glue-point="6" draw:end-shape="id3" draw:end-glue-point="0" svg:d="m10252 10190c-753 0-6223-5634 10941-5634" svg:viewBox="0 0 12362 5635">
          <text:p/>
        </draw:connector>
        <draw:connector draw:style-name="gr3" draw:text-style-name="P1" draw:layer="layout" draw:type="curve" svg:x1="17.491cm" svg:y1="10.19cm" svg:x2="5.953cm" svg:y2="4.556cm" draw:start-shape="id2" draw:start-glue-point="10" draw:end-shape="id4" draw:end-glue-point="0" svg:d="m17491 10190c751 0 6520-5634-11538-5634" svg:viewBox="0 0 13005 5635">
          <text:p/>
        </draw:connector>
        <draw:line draw:style-name="gr3" draw:text-style-name="P1" xml:id="id3" draw:id="id3" draw:layer="layout" svg:x1="21.193cm" svg:y1="4.556cm" svg:x2="21.193cm" svg:y2="9.255cm">
          <text:p/>
        </draw:line>
        <draw:line draw:style-name="gr3" draw:text-style-name="P1" draw:layer="layout" svg:x1="20.304cm" svg:y1="10.163cm" svg:x2="17.51cm" svg:y2="10.163cm">
          <text:p/>
        </draw:line>
        <draw:line draw:style-name="gr3" draw:text-style-name="P1" draw:layer="layout" svg:x1="7.604cm" svg:y1="11.179cm" svg:x2="10.271cm" svg:y2="14.735cm">
          <text:p/>
        </draw:line>
        <draw:line draw:style-name="gr3" draw:text-style-name="P1" draw:layer="layout" svg:x1="11.038cm" svg:y1="18.418cm" svg:x2="5.653cm" svg:y2="11.12cm">
          <text:p/>
        </draw:line>
        <draw:custom-shape draw:style-name="gr2" draw:text-style-name="P1" draw:layer="layout" svg:width="7.239cm" svg:height="2.286cm" svg:x="19.134cm" svg:y="5.572cm">
          <text:p text:style-name="P1">TIME_OUT_S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239cm" svg:height="2.286cm" svg:x="1.381cm" svg:y="5.599cm">
          <text:p text:style-name="P1">TIME_OUT_S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445cm" svg:height="1.778cm" svg:x="19.569cm" svg:y="18.418cm">
          <text:p text:style-name="P1">STAR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569cm" svg:y1="19.334cm" svg:x2="17.029cm" svg:y2="19.3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 </meta:initial-creator>
    <meta:creation-date>2014-03-07T20:28:58</meta:creation-date>
    <dc:date>2014-03-07T22:50:40</dc:date>
    <dc:creator>Pat </dc:creator>
    <meta:editing-duration>PT12M39S</meta:editing-duration>
    <meta:editing-cycles>18</meta:editing-cycles>
    <meta:generator>LibreOffice/3.5$Linux_X86_64 LibreOffice_project/350m1$Build-2</meta:generator>
    <meta:document-statistic meta:object-count="21"/>
  </office:meta>
</office:document-meta>
</file>